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4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5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5">
      <style:graphic-properties draw:fill-color="#ffffff" draw:auto-grow-height="true" fo:min-height="14.029cm"/>
    </style:style>
    <style:style style:name="pr7" style:family="presentation" style:parent-style-name="design-2008-outline1" style:list-style-name="L5">
      <style:graphic-properties draw:fill-color="#ffffff" draw:auto-grow-height="true" fo:min-height="14.029cm"/>
    </style:style>
    <style:style style:name="pr8" style:family="presentation" style:parent-style-name="design-2008-outline1" style:list-style-name="L5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.59cm" fo:margin-right="0cm" fo:text-align="start" fo:text-indent="-0.59cm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8 - Conclusion</presentation:footer-decl>
      <draw:page draw:name="page1" draw:style-name="dp1" draw:master-page-name="design-2008" presentation:presentation-page-layout-name="AL1T19" presentation:use-footer-name="ftr1"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Conclus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Résumé</text:span></text:p>
          </draw:text-box>
        </draw:frame>
        <draw:frame presentation:style-name="pr4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ommunication Client &gt; Serveur</text:p>
                <text:list>
                  <text:list-item>
                    <text:p>AJAX</text:p>
                  </text:list-item>
                </text:list>
              </text:list-item>
              <text:list-item>
                <text:p>Communication Serveur &gt; Client</text:p>
                <text:list>
                  <text:list-item>
                    <text:p>Server Sent Events</text:p>
                  </text:list-item>
                </text:list>
              </text:list-item>
              <text:list-item>
                <text:p>Communication bidirectionnelle Serveur &lt;&gt; Client</text:p>
                <text:list>
                  <text:list-item>
                    <text:p>WebSockets</text:p>
                  </text:list-item>
                </text:list>
              </text:list-item>
              <text:list-item>
                <text:p>Communication Client &gt; Client</text:p>
                <text:list>
                  <text:list-item>
                    <text:p>Cross Document Messaging</text:p>
                  </text:list-item>
                </text:list>
              </text:list-item>
              <text:list-item>
                <text:p>Communication bidirectionnelle Client &lt;&gt; Client</text:p>
                <text:list>
                  <text:list-item>
                    <text:p>Channel Mess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Sécurité - rappels</text:span></text:p>
          </draw:text-box>
        </draw:frame>
        <draw:frame presentation:style-name="pr6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Toujours vérifier l'origine de la communication</text:p>
              </text:list-item>
            </text:list>
            <text:p/>
            <text:list text:continue-numbering="true" text:style-name="L3">
              <text:list-item>
                <text:p>Ne pas utiliser les données transmises directement dans des fonctions sensibles (ex : requêtes SQL)</text:p>
              </text:list-item>
            </text:list>
            <text:p/>
            <text:list text:continue-numbering="true" text:style-name="L3">
              <text:list-item>
                <text:p>Les Spécification ne sont pas finalisées, certaines au stade de draft, d'autres en recommandation</text:p>
                <text:list>
                  <text:list-item>
                    <text:p>Penser à vérifier l'évolution des spécifications et des implémentation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our aller plus loin</text:span><text:span text:style-name="T2"><text:line-break/></text:span><text:span text:style-name="T2">Les autres APIs</text:span></text:p>
          </draw:text-box>
        </draw:frame>
        <draw:frame presentation:style-name="pr7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APIs non abordées</text:p>
                <text:list>
                  <text:list-item>
                    <text:p>WebIntent : permet de déclarer des intentions. Par exemple, un utilisateur peut vouloir partager une image : le navigateur propose alors divers services pour le faire</text:p>
                  </text:list-item>
                  <text:list-item>
                    <text:p>Web Notification</text:p>
                  </text:list-item>
                  <text:list-item>
                    <text:p>Manipulation d'images vectorielles SVG</text:p>
                  </text:list-item>
                  <text:list-item>
                    <text:p>History API </text:p>
                  </text:list-item>
                  <text:list-item>
                    <text:p>Battery status API</text:p>
                  </text:list-item>
                  <text:list-item>
                    <text:p>Media Capture API</text:p>
                  </text:list-item>
                  <text:list-item>
                    <text:p>…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<text:a xlink:href="http://www.w3.org/TR/">http://www.w3.org/TR/</text:a> 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Pour aller plus loin</text:span><text:span text:style-name="T2"><text:line-break/></text:span><text:span text:style-name="T2">Les frameworks</text:span></text:p>
          </draw:text-box>
        </draw:frame>
        <draw:frame presentation:style-name="pr8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Frameworks intéressants</text:p>
                <text:list>
                  <text:list-item>
                    <text:p>Pour la création d'application</text:p>
                    <text:list>
                      <text:list-item>
                        <text:p>Angular.js de Google</text:p>
                      </text:list-item>
                      <text:list-item>
                        <text:p>Ember.js</text:p>
                      </text:list-item>
                      <text:list-item>
                        <text:p>Backbonejs</text:p>
                      </text:list-item>
                      <text:list-item>
                        <text:p>Knockout.js</text:p>
                      </text:list-item>
                    </text:list>
                  </text:list-item>
                  <text:list-item>
                    <text:p>Pour la création d'applications mobiles</text:p>
                    <text:list>
                      <text:list-item>
                        <text:p>jQuery mobile</text:p>
                      </text:list-item>
                      <text:list-item>
                        <text:p>Sencha</text:p>
                      </text:list-item>
                      <text:list-item>
                        <text:p>Phonegap</text:p>
                      </text:list-item>
                    </text:list>
                  </text:list-item>
                  <text:list-item>
                    <text:p>Pour la manipulation du DOM</text:p>
                    <text:list>
                      <text:list-item>
                        <text:p>jQuery</text:p>
                      </text:list-item>
                    </text:list>
                  </text:list-item>
                  <text:list-item>
                    <text:p>Pour la génération de graphiques</text:p>
                    <text:list>
                      <text:list-item>
                        <text:p>D3.js</text:p>
                      </text:list-item>
                      <text:list-item>
                        <text:p>Process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meta:creation-date>2012-10-03T14:48:44.59</meta:creation-date>
    <dc:language>fr-FR</dc:language>
    <meta:editing-cycles>13</meta:editing-cycles>
    <meta:editing-duration>PT4H11M19S</meta:editing-duration>
    <dc:date>2012-10-12T18:07:48.17</dc:date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